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7C000001AE31404C4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.28cm" svg:height="1.636cm" svg:x="10.007cm" svg:y="2.031cm">
          <draw:image xlink:href="Pictures/100002010000017C000001AE31404C48.png" xlink:type="simple" xlink:show="embed" xlink:actuate="onLoad">
            <text:p/>
          </draw:image>
        </draw:frame>
        <draw:line draw:style-name="gr2" draw:text-style-name="P1" xml:id="id2" draw:id="id2" draw:layer="layout" svg:x1="9.128cm" svg:y1="7.223cm" svg:x2="11.668cm" svg:y2="7.858cm">
          <text:p/>
        </draw:line>
        <draw:line draw:style-name="gr3" draw:text-style-name="P1" draw:layer="layout" svg:x1="10.779cm" svg:y1="3.921cm" svg:x2="14.589cm" svg:y2="20.685cm">
          <text:p/>
        </draw:line>
        <draw:line draw:style-name="gr3" draw:text-style-name="P1" draw:layer="layout" svg:x1="10.779cm" svg:y1="3.921cm" svg:x2="3.286cm" svg:y2="18.78cm">
          <text:p/>
        </draw:line>
        <draw:line draw:style-name="gr2" draw:text-style-name="P1" draw:layer="layout" svg:x1="3.286cm" svg:y1="18.78cm" svg:x2="14.589cm" svg:y2="20.685cm">
          <text:p/>
        </draw:line>
        <draw:frame draw:style-name="gr4" draw:layer="layout" svg:width="2.822cm" svg:height="0.962cm" svg:x="6.941cm" svg:y="19.923cm">
          <draw:text-box>
            <text:p>Infinity...</text:p>
          </draw:text-box>
        </draw:frame>
        <draw:line draw:style-name="gr5" draw:text-style-name="P1" draw:layer="layout" svg:x1="9.128cm" svg:y1="7.223cm" svg:x2="14.589cm" svg:y2="20.685cm">
          <text:p/>
        </draw:line>
        <draw:frame draw:style-name="gr4" xml:id="id1" draw:id="id1" draw:layer="layout" svg:width="4.9cm" svg:height="0.962cm" svg:x="13.446cm" svg:y="7.096cm">
          <draw:text-box>
            <text:p>Silhouette edge</text:p>
          </draw:text-box>
        </draw:frame>
        <draw:connector draw:style-name="gr3" draw:text-style-name="P1" draw:layer="layout" draw:type="curve" svg:x1="15.896cm" svg:y1="7.096cm" svg:x2="10.398cm" svg:y2="7.223cm" draw:start-shape="id1" draw:start-glue-point="0" draw:end-shape="id2" draw:end-glue-point="0" svg:d="m15896 7096c0-750-5498-813-5498 127">
          <text:p/>
        </draw:connector>
        <draw:frame draw:style-name="gr4" draw:layer="layout" svg:width="1.103cm" svg:height="0.962cm" svg:x="7.731cm" svg:y="6.334cm">
          <draw:text-box>
            <text:p>V<text:span text:style-name="T1">0</text:span></text:p>
          </draw:text-box>
        </draw:frame>
        <draw:frame draw:style-name="gr4" draw:layer="layout" svg:width="1.103cm" svg:height="0.962cm" svg:x="2.397cm" svg:y="18.961cm">
          <draw:text-box>
            <text:p>V<text:span text:style-name="T1">3</text:span></text:p>
          </draw:text-box>
        </draw:frame>
        <draw:frame draw:style-name="gr4" draw:layer="layout" svg:width="1.103cm" svg:height="0.962cm" svg:x="11.541cm" svg:y="7.15cm">
          <draw:text-box>
            <text:p>V<text:span text:style-name="T1">1</text:span></text:p>
          </draw:text-box>
        </draw:frame>
        <draw:frame draw:style-name="gr4" draw:layer="layout" svg:width="1.103cm" svg:height="0.962cm" svg:x="14.756cm" svg:y="20.558cm">
          <draw:text-box>
            <text:p>V<text:span text:style-name="T1">2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ay Meiri</meta:initial-creator>
    <meta:creation-date>2012-10-12T11:33:39</meta:creation-date>
    <dc:date>2012-10-12T11:38:23</dc:date>
    <dc:creator>Etay Meiri</dc:creator>
    <meta:editing-duration>PT4M45S</meta:editing-duration>
    <meta:editing-cycles>1</meta:editing-cycles>
    <meta:document-statistic meta:object-count="13"/>
    <meta:generator>LibreOffice/3.4$Unix LibreOffice_project/340m1$Build-402</meta:generator>
  </office:meta>
</office:document-meta>
</file>